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0da6"/>
    </style:style>
    <style:style style:name="P2" style:family="paragraph" style:parent-style-name="Standard">
      <style:text-properties officeooo:rsid="00060da6" officeooo:paragraph-rsid="00060da6"/>
    </style:style>
    <style:style style:name="T1" style:family="text">
      <style:text-properties officeooo:rsid="00060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8"/>25</text:p>
      <text:p text:style-name="Standard"><text:s text:c="7"/>/ <text:s text:c="3"/>\</text:p>
      <text:p text:style-name="Standard"><text:s text:c="5"/>11 <text:s text:c="3"/>42</text:p>
      <text:p text:style-name="Standard"><text:s text:c="4"/>/ <text:s text:c="3"/>\ <text:s text:c="5"/><text:span text:style-name="T1">\</text:span></text:p>
      <text:p text:style-name="Standard"><text:s text:c="3"/>6 <text:s text:c="2"/>19 <text:s text:c="4"/>37</text:p>
      <text:p text:style-name="Standard"><text:s text:c="4"/>\</text:p>
      <text:p text:style-name="Standard"><text:s text:c="4"/>14<text:line-break/><text:line-break/><text:line-break/><text:span text:style-name="T1">_________________________</text:span></text:p>
      <text:p text:style-name="Standard"/>
      <text:p text:style-name="Standard"><text:s text:c="9"/>11</text:p>
      <text:p text:style-name="Standard"><text:s text:c="8"/>/ <text:s text:c="3"/>\</text:p>
      <text:p text:style-name="Standard"><text:s text:c="5"/>-11 <text:s text:c="3"/>22</text:p>
      <text:p text:style-name="Standard"><text:s text:c="5"/>/ <text:s text:c="3"/>\ <text:s text:c="5"/>\</text:p>
      <text:p text:style-name="Standard"><text:s text:c="3"/>-33 <text:s/>-22 <text:s text:c="2"/>33</text:p>
      <text:p text:style-name="Standard"><text:s text:c="14"/>\</text:p>
      <text:p text:style-name="Standard"><text:s text:c="14"/>44</text:p>
      <text:p text:style-name="Standard"/>
      <text:p text:style-name="P2">_________________________</text:p>
      <text:p text:style-name="P2"/>
      <text:p text:style-name="P2"><text:s text:c="9"/>25</text:p>
      <text:p text:style-name="P2"><text:s text:c="7"/>/ <text:s text:c="4"/>\</text:p>
      <text:p text:style-name="P2"><text:s text:c="5"/>14 <text:s text:c="3"/>42</text:p>
      <text:p text:style-name="P2"><text:s text:c="4"/>/ <text:s text:c="2"/>\ <text:s text:c="6"/>\</text:p>
      <text:p text:style-name="P2"><text:s text:c="3"/>6 <text:s text:c="2"/>19 <text:s text:c="3"/>37</text:p>
      <text:p text:style-name="P2"><text:s text:c="11"/>\</text:p>
      <text:p text:style-name="P2"><text:s text:c="13"/>21</text:p>
      <text:p text:style-name="P2"/>
      <text:p text:style-name="P2">_________________________</text:p>
      <text:p text:style-name="P2"/>
      <text:p text:style-name="P2"><text:s text:c="10"/>22</text:p>
      <text:p text:style-name="P2"><text:s text:c="9"/>/ <text:s text:c="3"/>\</text:p>
      <text:p text:style-name="P2"><text:s text:c="6"/>-11 <text:s text:c="3"/>33</text:p>
      <text:p text:style-name="P2"><text:s text:c="5"/>/ <text:s text:c="3"/>\ <text:s text:c="6"/>\</text:p>
      <text:p text:style-name="P2"><text:s text:c="3"/>-33 <text:s/>-22 <text:s text:c="3"/>44</text:p>
      <text:p text:style-name="P2"><text:s text:c="8"/>\</text:p>
      <text:p text:style-name="P2"><text:s text:c="9"/>2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3:48:22.279525854</meta:creation-date>
    <dc:date>2024-11-29T23:53:46.957428157</dc:date>
    <meta:editing-duration>PT5M25S</meta:editing-duration>
    <meta:editing-cycles>1</meta:editing-cycles>
    <meta:document-statistic meta:table-count="0" meta:image-count="0" meta:object-count="0" meta:page-count="1" meta:paragraph-count="30" meta:word-count="55" meta:character-count="457" meta:non-whitespace-character-count="159"/>
    <meta:generator>LibreOffice/24.8.3.2$Linux_X86_64 LibreOffice_project/480$Build-2</meta:generator>
  </office:meta>
</office:document-meta>
</file>